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4.54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4.30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9" calcext:value-type="float">
            <text:p>9,0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9" calcext:value-type="float">
            <text:p>9,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11" calcext:value-type="float">
            <text:p>11,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3" number:min-decimal-places="3"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2-10-09T11:13:54.815287795</dc:date>
    <meta:editing-duration>PT16M13S</meta:editing-duration>
    <meta:editing-cycles>9</meta:editing-cycles>
    <meta:generator>LibreOffice/7.3.6.2$Linux_X86_64 LibreOffice_project/30$Build-2</meta:generator>
    <meta:document-statistic meta:table-count="1" meta:cell-count="87" meta:object-count="0"/>
  </office:meta>
</office:document-meta>
</file>